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>
      <style:paragraph-properties fo:margin-top="0in" fo:margin-bottom="0.1965in" style:contextual-spacing="false"/>
    </style:style>
    <style:style style:name="P2" style:family="paragraph" style:parent-style-name="Preformatted_20_Text" style:list-style-name="L3"/>
    <style:style style:name="P3" style:family="paragraph" style:parent-style-name="Preformatted_20_Text" style:list-style-name="L3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>
      <style:paragraph-properties fo:text-align="center" style:justify-single-word="false"/>
      <style:text-properties officeooo:paragraph-rsid="0012d1b1"/>
    </style:style>
    <style:style style:name="T1" style:family="text">
      <style:text-properties officeooo:rsid="0012d1b1"/>
    </style:style>
    <style:style style:name="T2" style:family="text">
      <style:text-properties style:text-underline-style="solid" style:text-underline-width="auto" style:text-underline-color="font-color" officeooo:rsid="0012d1b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><text:span text:style-name="T2">Julia Testing Quick Reference</text:span></text:span></text:p>
      <text:p text:style-name="Text_20_body"><text:span text:style-name="Strong_20_Emphasis"/></text:p>
      <text:p text:style-name="Text_20_body"><text:span text:style-name="Strong_20_Emphasis">Julia Testing:</text:span></text:p>
      <text:list text:style-name="L1">
        <text:list-item>
          <text:p text:style-name="P5">Julia provides built-in testing functionality for writing and running tests to ensure the correctness of Julia code.</text:p>
        </text:list-item>
        <text:list-item>
          <text:p text:style-name="P4">Testing in Julia revolves around the <text:span text:style-name="Source_20_Text">Test</text:span> module, which includes functions and macros for writing test cases and assertions.</text:p>
        </text:list-item>
      </text:list>
      <text:p text:style-name="Text_20_body"><text:span text:style-name="Strong_20_Emphasis">Writing Tests:</text:span></text:p>
      <text:list text:style-name="L2">
        <text:list-item>
          <text:p text:style-name="P7">Define test cases using the <text:span text:style-name="Source_20_Text">@test</text:span> macro from the <text:span text:style-name="Source_20_Text">Test</text:span> module.</text:p>
        </text:list-item>
        <text:list-item>
          <text:p text:style-name="P7">Use assertions like <text:span text:style-name="Source_20_Text">isequal()</text:span>, <text:span text:style-name="Source_20_Text">==</text:span>, <text:span text:style-name="Source_20_Text">≈</text:span> (approximately equal), <text:span text:style-name="Source_20_Text">in</text:span>, <text:span text:style-name="Source_20_Text">@inferred</text:span>, etc., to verify expected outcomes.</text:p>
        </text:list-item>
        <text:list-item>
          <text:p text:style-name="P6">Example:</text:p>
          <text:p text:style-name="P1">julia</text:p>
        </text:list-item>
      </text:list>
      <text:list text:style-name="L3">
        <text:list-item>
          <text:p text:style-name="P2"><text:span text:style-name="Source_20_Text">using Test</text:span></text:p>
          <text:p text:style-name="P2"/>
          <text:p text:style-name="P3"><text:span text:style-name="Source_20_Text">@test 1 + 2 == 3</text:span></text:p>
        </text:list-item>
      </text:list>
      <text:p text:style-name="Text_20_body"><text:span text:style-name="Strong_20_Emphasis">Test Files:</text:span></text:p>
      <text:list text:style-name="L4">
        <text:list-item>
          <text:p text:style-name="P9">Organize tests into separate Julia scripts or test files.</text:p>
        </text:list-item>
        <text:list-item>
          <text:p text:style-name="P9">Name test files with a prefix or suffix to distinguish them from regular code files.</text:p>
        </text:list-item>
        <text:list-item>
          <text:p text:style-name="P8">Group related tests together within each test file for better organization.</text:p>
        </text:list-item>
      </text:list>
      <text:p text:style-name="Text_20_body"><text:span text:style-name="Strong_20_Emphasis">Running Tests:</text:span></text:p>
      <text:list text:style-name="L5">
        <text:list-item>
          <text:p text:style-name="P11">Run tests using the <text:span text:style-name="Source_20_Text">include()</text:span> function to execute test files or scripts.</text:p>
        </text:list-item>
        <text:list-item>
          <text:p text:style-name="P11">Execute tests within the Julia REPL, an integrated development environment (IDE), or the command line.</text:p>
        </text:list-item>
        <text:list-item>
          <text:p text:style-name="P10">View test results in the Julia REPL or generate test reports for further analysis.</text:p>
        </text:list-item>
      </text:list>
      <text:p text:style-name="Text_20_body"><text:span text:style-name="Strong_20_Emphasis">Assertions:</text:span></text:p>
      <text:list text:style-name="L6">
        <text:list-item>
          <text:p text:style-name="P13">Use built-in assertion functions and macros from the <text:span text:style-name="Source_20_Text">Test</text:span> module to validate expected outcomes.</text:p>
        </text:list-item>
        <text:list-item>
          <text:p text:style-name="P13">Assert equality, approximate equality, inclusion, and other conditions using appropriate functions and macros.</text:p>
        </text:list-item>
        <text:list-item>
          <text:p text:style-name="P12">Customize error messages and labels for clearer test outputs.</text:p>
        </text:list-item>
      </text:list>
      <text:p text:style-name="Text_20_body"><text:span text:style-name="Strong_20_Emphasis">Skipping Tests:</text:span></text:p>
      <text:list text:style-name="L7">
        <text:list-item>
          <text:p text:style-name="P15">Skip tests conditionally using the <text:span text:style-name="Source_20_Text">@test_skip</text:span> macro from the <text:span text:style-name="Source_20_Text">Test</text:span> module.</text:p>
        </text:list-item>
        <text:list-item>
          <text:p text:style-name="P15">Specify skip conditions based on specific criteria or environment configurations.</text:p>
        </text:list-item>
        <text:list-item>
          <text:p text:style-name="P14">Mark tests as skipped to exclude them from execution when conditions are not met.</text:p>
        </text:list-item>
      </text:list>
      <text:p text:style-name="Text_20_body"><text:soft-page-break/><text:span text:style-name="Strong_20_Emphasis">Parameterized Tests:</text:span></text:p>
      <text:list text:style-name="L8">
        <text:list-item>
          <text:p text:style-name="P17">Create parameterized tests using loops, arrays, or generator functions.</text:p>
        </text:list-item>
        <text:list-item>
          <text:p text:style-name="P17">Iterate over multiple inputs and expected outputs within a single test case.</text:p>
        </text:list-item>
        <text:list-item>
          <text:p text:style-name="P16">Use Julia's flexible syntax and high-level abstractions to streamline parameterized testing.</text:p>
        </text:list-item>
      </text:list>
      <text:p text:style-name="Text_20_body"><text:span text:style-name="Strong_20_Emphasis">Fixtures:</text:span></text:p>
      <text:list text:style-name="L9">
        <text:list-item>
          <text:p text:style-name="P19">Set up preconditions and clean up after tests using setup and teardown functions.</text:p>
        </text:list-item>
        <text:list-item>
          <text:p text:style-name="P19">Define setup and teardown code blocks within test files or use global setup/teardown functions.</text:p>
        </text:list-item>
        <text:list-item>
          <text:p text:style-name="P18">Ensure test environment consistency and repeatability by configuring fixtures appropriately.</text:p>
        </text:list-item>
      </text:list>
      <text:p text:style-name="Text_20_body"><text:span text:style-name="Strong_20_Emphasis">Test Suites:</text:span></text:p>
      <text:list text:style-name="L10">
        <text:list-item>
          <text:p text:style-name="P21">Group related test cases into test suites using modules, functions, or nested blocks.</text:p>
        </text:list-item>
        <text:list-item>
          <text:p text:style-name="P21">Create hierarchical test structures with nested modules or functions for better organization.</text:p>
        </text:list-item>
        <text:list-item>
          <text:p text:style-name="P20">Run entire test suites or individual test cases based on specific requirements.</text:p>
        </text:list-item>
      </text:list>
      <text:p text:style-name="Text_20_body"><text:span text:style-name="Strong_20_Emphasis">Test Result Reporting:</text:span></text:p>
      <text:list text:style-name="L11">
        <text:list-item>
          <text:p text:style-name="P23">Generate test reports and summaries using the <text:span text:style-name="Source_20_Text">Test.@testset</text:span> macro with custom reporting options.</text:p>
        </text:list-item>
        <text:list-item>
          <text:p text:style-name="P23">Choose from various built-in reporters like <text:span text:style-name="Source_20_Text">console</text:span>, <text:span text:style-name="Source_20_Text">xml</text:span>, <text:span text:style-name="Source_20_Text">html</text:span>, <text:span text:style-name="Source_20_Text">junit</text:span>, etc.</text:p>
        </text:list-item>
        <text:list-item>
          <text:p text:style-name="P22">Customize report formatting, verbosity, and output destination for better integration with CI/CD pipelines.</text:p>
        </text:list-item>
      </text:list>
      <text:p text:style-name="Text_20_body"><text:span text:style-name="Strong_20_Emphasis">Integration with CI/CD:</text:span></text:p>
      <text:list text:style-name="L12">
        <text:list-item>
          <text:p text:style-name="P25">Integrate Julia tests with continuous integration (CI) and continuous delivery (CD) pipelines.</text:p>
        </text:list-item>
        <text:list-item>
          <text:p text:style-name="P25">Use CI/CD platforms like GitHub Actions, Travis CI, Jenkins, etc., to automate test execution and deployment.</text:p>
        </text:list-item>
        <text:list-item>
          <text:p text:style-name="P24">Trigger tests on code commits, pull requests, or scheduled intervals to ensure code quality and stability.</text:p>
        </text:list-item>
      </text:list>
      <text:p text:style-name="Text_20_body"><text:span text:style-name="Strong_20_Emphasis">Community Resources:</text:span></text:p>
      <text:list text:style-name="L13">
        <text:list-item>
          <text:p text:style-name="P27">Leverage online resources, tutorials, and community forums for learning and troubleshooting testing in Julia.</text:p>
        </text:list-item>
        <text:list-item>
          <text:p text:style-name="P26">Collaborate with other Julia users and developers to share best practices, tips, and solutions for effective test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1:57:44.560699788</meta:creation-date>
    <dc:date>2024-04-07T12:15:41.140252126</dc:date>
    <meta:editing-duration>PT1M13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1" meta:word-count="503" meta:character-count="3251" meta:non-whitespace-character-count="2836"/>
  </office:meta>
</office:document-meta>
</file>